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pt" style:font-size-asian="7pt" style:font-size-complex="7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pt" style:font-size-asian="7pt" style:font-size-complex="7pt"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pt" style:font-size-asian="7pt" style:font-size-complex="7pt" fo:hyphenate="false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7pt" fo:letter-spacing="normal" fo:language="en" fo:country="US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2" style:family="text">
      <style:text-properties fo:font-variant="normal" fo:text-transform="none" fo:color="#2a6099" loext:opacity="100%" loext:theme-color="dk1" style:text-outline="false" style:text-line-through-style="none" style:text-line-through-type="none" style:text-position="0% 100%" style:font-name="Calibri1" fo:font-size="5pt" fo:letter-spacing="normal" fo:language="en" fo:country="US" fo:font-style="italic" style:text-underline-style="none" fo:font-weight="normal" fo:background-color="transparent" style:font-size-asian="5pt" style:font-style-asian="italic" style:font-weight-asian="normal" style:font-size-complex="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28" draw:style-name="gr1" draw:text-style-name="P3" draw:layer="layout" svg:width="2.875cm" svg:height="1.445cm" svg:x="0.413cm" svg:y="0.44cm">
          <text:p text:style-name="P1"><text:span text:style-name="T1">lmx2594_proxy</text:span></text:p>
          <text:p text:style-name="P2"><text:span text:style-name="T2">in_filename=tics_pro.txt</text:span></text:p>
          <text:p text:style-name="P2"><text:span text:style-name="T2">in_filename=outfile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.556cm" fo:page-height="2.2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5:26:21.536000000</meta:creation-date>
    <dc:date>2023-06-13T16:24:34.574000000</dc:date>
    <meta:editing-duration>PT57M38S</meta:editing-duration>
    <meta:editing-cycles>3</meta:editing-cycles>
    <meta:generator>LibreOffice/7.5.0.3$Windows_X86_64 LibreOffice_project/c21113d003cd3efa8c53188764377a8272d9d6de</meta:generator>
    <meta:document-statistic meta:object-count="1"/>
  </office:meta>
</office:document-meta>
</file>